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B0000003AC123B2F234191C0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>
      <style:paragraph-properties fo:line-height="115%"/>
      <style:text-properties officeooo:paragraph-rsid="001f2f6e"/>
    </style:style>
    <style:style style:name="P6" style:family="paragraph" style:parent-style-name="Text_20_body">
      <style:text-properties officeooo:paragraph-rsid="002146e4"/>
    </style:style>
    <style:style style:name="P7" style:family="paragraph" style:parent-style-name="Text_20_body">
      <style:paragraph-properties fo:text-align="start" style:justify-single-word="false"/>
      <style:text-properties officeooo:paragraph-rsid="002146e4"/>
    </style:style>
    <style:style style:name="P8" style:family="paragraph" style:parent-style-name="Text_20_body" style:list-style-name="L7">
      <style:text-properties officeooo:paragraph-rsid="002146e4"/>
    </style:style>
    <style:style style:name="T1" style:family="text">
      <style:text-properties officeooo:rsid="001f2f6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f2f6e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2146e4"/>
    </style:style>
    <style:style style:name="T6" style:family="text">
      <style:text-properties fo:language="ru" fo:country="RU" officeooo:rsid="001f2f6e"/>
    </style:style>
    <style:style style:name="T7" style:family="text">
      <style:text-properties fo:color="#000000" loext:opacity="100%" fo:background-color="#ffffff" loext:char-shading-value="0"/>
    </style:style>
    <style:style style:name="T8" style:family="text">
      <style:text-properties fo:color="#000000" loext:opacity="100%" officeooo:rsid="002146e4" fo:background-color="#ffffff" loext:char-shading-value="0"/>
    </style:style>
    <style:style style:name="T9" style:family="text">
      <style:text-properties fo:color="#000000" loext:opacity="100%" style:font-name="Liberation Serif" officeooo:rsid="001f2f6e" fo:background-color="#ffffff" loext:char-shading-value="0"/>
    </style:style>
    <style:style style:name="T10" style:family="text">
      <style:text-properties fo:color="#000000" loext:opacity="100%" style:font-name="Liberation Serif" fo:font-size="12pt" officeooo:rsid="002146e4" fo:background-color="#ffffff" loext:char-shading-value="0" style:font-size-asian="12pt" style:font-size-complex="12pt"/>
    </style:style>
    <style:style style:name="T11" style:family="text">
      <style:text-properties fo:color="#000000" loext:opacity="100%" style:font-name="Liberation Serif" fo:font-size="12pt" fo:font-weight="normal" officeooo:rsid="002146e4" fo:background-color="#ffffff" loext:char-shading-value="0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font-name="Liberation Serif" fo:font-size="12pt" fo:font-weight="normal" officeooo:rsid="0021b824" fo:background-color="#ffffff" loext:char-shading-value="0" style:font-size-asian="12pt" style:font-weight-asian="normal" style:font-size-complex="12pt" style:font-weight-complex="normal"/>
    </style:style>
    <style:style style:name="T13" style:family="text">
      <style:text-properties fo:color="#000000" loext:opacity="100%" fo:font-weight="normal" officeooo:rsid="002146e4" fo:background-color="#ffffff" loext:char-shading-value="0" style:font-weight-asian="normal" style:font-weight-complex="normal"/>
    </style:style>
    <style:style style:name="T14" style:family="text">
      <style:text-properties fo:color="#ffffff" loext:opacity="100%" fo:font-size="10pt" fo:background-color="#000000" loext:char-shading-value="0" style:font-size-asian="10pt" style:font-size-complex="10pt"/>
    </style:style>
    <style:style style:name="T15" style:family="text">
      <style:text-properties fo:color="#ffffff" loext:opacity="100%" fo:background-color="#0000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3">F</text:span><text:span text:style-name="T2">ront-end installation instruction</text:span></text:h>
      <text:p text:style-name="Text_20_body"><text:span text:style-name="Strong_20_Emphasis">Prerequisites:</text:span></text:p>
      <text:list text:style-name="L1">
        <text:list-item>
          <text:p text:style-name="P4">Node.js and npm are installed on your machine. You can download them from the official website: <text:a xlink:type="simple" xlink:href="https://nodejs.org/en/download/" text:style-name="Internet_20_link" text:visited-style-name="Visited_20_Internet_20_Link">https://nodejs.org/en/download/</text:a><text:line-break/><text:span text:style-name="T1">Version of Node: 18 (18.14.1)<text:line-break/>Version of npm: 9.5.0</text:span></text:p>
        </text:list-item>
        <text:list-item>
          <text:p text:style-name="P3">Yarn 1.22 is installed. You can download it from the official website: <text:a xlink:type="simple" xlink:href="https://classic.yarnpkg.com/en/docs/install" text:style-name="Internet_20_link" text:visited-style-name="Visited_20_Internet_20_Link">https://classic.yarnpkg.com/en/docs/install</text:a><text:line-break/><text:span text:style-name="T1">Version of Yarn: 1.22 (1.22.19)</text:span></text:p>
        </text:list-item>
      </text:list>
      <text:p text:style-name="Text_20_body"><text:span text:style-name="Strong_20_Emphasis">Step 1: Clone the Repository<text:line-break/></text:span><text:span text:style-name="T1">S</text:span>tart by cloning the repository that contains the React TypeScript app from the source control system (e.g., GitHub).</text:p>
      <text:p text:style-name="Preformatted_20_Text"><text:span text:style-name="Source_20_Text"><text:span text:style-name="T15">git clone &lt;repository_url&gt;</text:span></text:span></text:p>
      <text:p text:style-name="P2"><text:span text:style-name="Source_20_Text"><text:span text:style-name="T15">cd &lt;repository_name&gt;</text:span></text:span></text:p>
      <text:p text:style-name="P7"><text:span text:style-name="Source_20_Text"><text:span text:style-name="Strong_20_Emphasis"><text:span text:style-name="T4">Step 2: Install Dependencies</text:span></text:span></text:span></text:p>
      <text:p text:style-name="P7"><text:span text:style-name="Source_20_Text"><text:span text:style-name="T4">Navigate to the project's root directory and use </text:span></text:span><text:span text:style-name="Source_20_Text"><text:span text:style-name="T5">y</text:span></text:span><text:span text:style-name="Source_20_Text"><text:span text:style-name="T4">arn to install the required packages. </text:span></text:span></text:p>
      <text:p text:style-name="Preformatted_20_Text"><text:span text:style-name="Source_20_Text"><text:span text:style-name="T15">cd &lt;repository_name&gt;</text:span></text:span></text:p>
      <text:p text:style-name="P2"><text:span text:style-name="Source_20_Text"><text:span text:style-name="T15">yarn install</text:span></text:span></text:p>
      <text:p text:style-name="Text_20_body"><text:span text:style-name="Strong_20_Emphasis">Step </text:span><text:span text:style-name="Strong_20_Emphasis"><text:span text:style-name="T1">3</text:span></text:span><text:span text:style-name="Strong_20_Emphasis">: Build the App<text:line-break/></text:span>Next,<text:span text:style-name="T2"> </text:span><text:span text:style-name="T6">y</text:span><text:span text:style-name="T3">ou</text:span><text:span text:style-name="T2"> </text:span>need to build the React app. This step is especially important if you're deploying the app to production or want to test the build version locally. </text:p>
      <text:p text:style-name="P2"><text:span text:style-name="Source_20_Text"><text:span text:style-name="T15">yarn build</text:span></text:span></text:p>
      <text:p text:style-name="P5"><text:span text:style-name="Strong_20_Emphasis">Step </text:span><text:span text:style-name="Strong_20_Emphasis"><text:span text:style-name="T1">4</text:span></text:span><text:span text:style-name="Strong_20_Emphasis">: Run the Development Server<text:line-break/></text:span>To run the app in development mode with hot-reloading, use the following:</text:p>
      <text:p text:style-name="Text_20_body"><text:span text:style-name="Source_20_Text"><text:span text:style-name="T14">yarn start</text:span></text:span><text:span text:style-name="Source_20_Text"><text:span text:style-name="T15"><text:line-break/><text:line-break/></text:span></text:span><text:span text:style-name="Source_20_Text"><text:span text:style-name="T9">The site should be visible on </text:span></text:span><text:a xlink:type="simple" xlink:href="http://localhost:3000/" text:style-name="Internet_20_link" text:visited-style-name="Visited_20_Internet_20_Link"><text:span text:style-name="Source_20_Text">http://localhost:3000</text:span></text:a><text:span text:style-name="Source_20_Text"><text:span text:style-name="T9">.</text:span></text:span></text:p>
      <text:p text:style-name="P6"><text:span text:style-name="Strong_20_Emphasis"><text:span text:style-name="T7">Step </text:span></text:span><text:span text:style-name="Strong_20_Emphasis"><text:span text:style-name="T8">5</text:span></text:span><text:span text:style-name="Strong_20_Emphasis"><text:span text:style-name="T7">: Start the Production Server (Optional)<text:line-break/></text:span></text:span><text:span text:style-name="T7">If you </text:span><text:span text:style-name="T8">are</text:span><text:span text:style-name="T7"> deploying the app to a production environment, they can use </text:span><text:span text:style-name="T8">serve (</text:span><text:a xlink:type="simple" xlink:href="https://create-react-app.dev/docs/deployment/" text:style-name="Internet_20_link" text:visited-style-name="Visited_20_Internet_20_Link"><text:span text:style-name="T13">https://create-react-app.dev/docs/deployment/</text:span></text:a><text:span text:style-name="T8">)</text:span><text:span text:style-name="T7"> to start the production server:</text:span></text:p>
      <text:p text:style-name="P6"><text:span text:style-name="Source_20_Text"><text:span text:style-name="T14">npm install -g serve</text:span></text:span></text:p>
      <text:p text:style-name="P6"><text:span text:style-name="Source_20_Text"><text:span text:style-name="T14">serve -s build<text:line-break/><text:line-break/><text:line-break/><text:line-break/><text:line-break/><text:line-break/></text:span></text:span></text:p>
      <text:p text:style-name="P6"><text:soft-page-break/><text:span text:style-name="Strong_20_Emphasis"><text:span text:style-name="T10">Step 6: Additional info and tips<text:line-break/></text:span></text:span></text:p>
      <text:list xml:id="list2326906992" text:style-name="L7">
        <text:list-item>
          <text:p text:style-name="P8"><text:span text:style-name="Strong_20_Emphasis"><text:span text:style-name="T11">To change API URL navigate to the following file: admin\src\services\auth.service.ts<text:line-break/>and modify “API_URL”:</text:span></text:span></text:p>
        </text:list-item>
      </text:list>
      <text:p text:style-name="P6"><draw:frame draw:style-name="fr1" draw:name="Image1" text:anchor-type="char" svg:x="0.4862in" svg:y="-0.0717in" svg:width="5.2984in" svg:height="0.4028in" draw:z-index="0"><draw:image xlink:href="Pictures/10000000000002FB0000003AC123B2F234191C0A.png" xlink:type="simple" xlink:show="embed" xlink:actuate="onLoad" draw:mime-type="image/png"/></draw:frame><text:span text:style-name="Strong_20_Emphasis"><text:span text:style-name="T11"/></text:span></text:p>
      <text:p text:style-name="P6"><text:span text:style-name="Strong_20_Emphasis"><text:span text:style-name="T11"/></text:span></text:p>
      <text:list xml:id="list173936489367739" text:continue-numbering="true" text:style-name="L7">
        <text:list-item>
          <text:p text:style-name="P8"><text:span text:style-name="Strong_20_Emphasis"><text:span text:style-name="T11">To check for additional error info open Web Developer Tools in your browser (ctrl + shift + I </text:span></text:span><text:span text:style-name="Strong_20_Emphasis"><text:span text:style-name="T12">for Firefox and Chrome</text:span></text:span><text:span text:style-name="Strong_20_Emphasis"><text:span text:style-name="T11">) and navigate to console or network menus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9T16:07:34.535000000</meta:creation-date>
    <meta:generator>LibreOffice/7.4.0.3$Windows_X86_64 LibreOffice_project/f85e47c08ddd19c015c0114a68350214f7066f5a</meta:generator>
    <dc:date>2023-07-19T17:39:36.093000000</dc:date>
    <meta:editing-duration>PT1H32M</meta:editing-duration>
    <meta:editing-cycles>4</meta:editing-cycles>
    <meta:document-statistic meta:table-count="0" meta:image-count="1" meta:object-count="0" meta:page-count="2" meta:paragraph-count="21" meta:word-count="246" meta:character-count="1620" meta:non-whitespace-character-count="1389"/>
  </office:meta>
</office:document-meta>
</file>